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izedMatcher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izedMatcher.LocalizedMatcher( ArgumentMatcher &lt; ?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izedMatcher.get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